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ed5" officeooo:paragraph-rsid="0008c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github :</text:p>
      <text:p text:style-name="P1">https://github.com/noumbisdenccformation/projet2-gestion-stag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7:01:30.788357921</meta:creation-date>
    <dc:date>2025-09-18T17:03:20.701477601</dc:date>
    <meta:editing-duration>PT1M50S</meta:editing-duration>
    <meta:editing-cycles>1</meta:editing-cycles>
    <meta:document-statistic meta:table-count="0" meta:image-count="0" meta:object-count="0" meta:page-count="1" meta:paragraph-count="2" meta:word-count="4" meta:character-count="76" meta:non-whitespace-character-count="74"/>
    <meta:generator>LibreOffice/7.3.7.2$Linux_X86_64 LibreOffice_project/30$Build-2</meta:generator>
  </office:meta>
</office:document-meta>
</file>